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u Peak</text:p>
          </table:table-cell>
          <table:table-cell table:number-columns-repeated="3"/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Ag Peak</text:p>
          </table:table-cell>
          <table:table-cell table:number-columns-repeated="3"/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Au Peak</text:p>
          </table:table-cell>
          <table:table-cell table:number-columns-repeated="3"/>
          <table:table-cell table:style-name="ce3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21" calcext:value-type="float">
            <text:p>21</text:p>
          </table:table-cell>
          <table:table-cell table:formula="of:=[.D2]^2*[.E2]" office:value-type="float" office:value="12289725" calcext:value-type="float">
            <text:p>12289725</text:p>
          </table:table-cell>
          <table:table-cell table:formula="of:=[.D2]*[.E2]" office:value-type="float" office:value="16065" calcext:value-type="float">
            <text:p>16065</text:p>
          </table:table-cell>
          <table:table-cell table:style-name="ce4" table:formula="of:=SUM([.E$1:.E$1048576])" office:value-type="string" office:string-value="1654" calcext:value-type="string">
            <text:p>1654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91" calcext:value-type="float">
            <text:p>91</text:p>
          </table:table-cell>
          <table:table-cell table:formula="of:=[.I2]^2*[.J2]" office:value-type="float" office:value="65747500" calcext:value-type="float">
            <text:p>65747500</text:p>
          </table:table-cell>
          <table:table-cell table:formula="of:=[.I2]*[.J2]" office:value-type="float" office:value="77350" calcext:value-type="float">
            <text:p>77350</text:p>
          </table:table-cell>
          <table:table-cell table:style-name="ce4" table:formula="of:=SUM([.J$1:.J$1048576])" office:value-type="string" office:string-value="8393" calcext:value-type="string">
            <text:p>8393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50" calcext:value-type="float">
            <text:p>250</text:p>
          </table:table-cell>
          <table:table-cell table:formula="of:=[.N2]^2*[.O2]" office:value-type="float" office:value="202500000" calcext:value-type="float">
            <text:p>202500000</text:p>
          </table:table-cell>
          <table:table-cell table:formula="of:=[.N2]*[.O2]" office:value-type="float" office:value="225000" calcext:value-type="float">
            <text:p>225000</text:p>
          </table:table-cell>
          <table:table-cell table:style-name="ce4" table:formula="of:=SUM([.O$1:.O$1048576])" office:value-type="string" office:string-value="159388" calcext:value-type="string">
            <text:p>159388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33" calcext:value-type="float">
            <text:p>33</text:p>
          </table:table-cell>
          <table:table-cell table:formula="of:=[.D3]^2*[.E3]" office:value-type="float" office:value="19362948" calcext:value-type="float">
            <text:p>19362948</text:p>
          </table:table-cell>
          <table:table-cell table:formula="of:=[.D3]*[.E3]" office:value-type="float" office:value="25278" calcext:value-type="float">
            <text:p>25278</text:p>
          </table:table-cell>
          <table:table-cell table:style-name="ce3" office:value-type="string" calcext:value-type="string">
            <text:p>N error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112" calcext:value-type="float">
            <text:p>112</text:p>
          </table:table-cell>
          <table:table-cell table:formula="of:=[.I3]^2*[.J3]" office:value-type="float" office:value="81110512" calcext:value-type="float">
            <text:p>81110512</text:p>
          </table:table-cell>
          <table:table-cell table:formula="of:=[.I3]*[.J3]" office:value-type="float" office:value="95312" calcext:value-type="float">
            <text:p>95312</text:p>
          </table:table-cell>
          <table:table-cell table:style-name="ce3" office:value-type="string" calcext:value-type="string">
            <text:p>N error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68" calcext:value-type="float">
            <text:p>268</text:p>
          </table:table-cell>
          <table:table-cell table:formula="of:=[.N3]^2*[.O3]" office:value-type="float" office:value="217562668" calcext:value-type="float">
            <text:p>217562668</text:p>
          </table:table-cell>
          <table:table-cell table:formula="of:=[.N3]*[.O3]" office:value-type="float" office:value="241468" calcext:value-type="float">
            <text:p>241468</text:p>
          </table:table-cell>
          <table:table-cell table:style-name="ce3" office:value-type="string" calcext:value-type="string">
            <text:p>N error</text:p>
          </table:table-cell>
          <table:table-cell table:number-columns-repeated="10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52" calcext:value-type="float">
            <text:p>52</text:p>
          </table:table-cell>
          <table:table-cell table:formula="of:=[.D4]^2*[.E4]" office:value-type="float" office:value="30591028" calcext:value-type="float">
            <text:p>30591028</text:p>
          </table:table-cell>
          <table:table-cell table:formula="of:=[.D4]*[.E4]" office:value-type="float" office:value="39884" calcext:value-type="float">
            <text:p>39884</text:p>
          </table:table-cell>
          <table:table-cell table:style-name="ce3" table:formula="of:=SQRT([.H2])" office:value-type="string" office:string-value="40.66939882" calcext:value-type="string">
            <text:p>40.66939882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31" calcext:value-type="float">
            <text:p>131</text:p>
          </table:table-cell>
          <table:table-cell table:formula="of:=[.I4]^2*[.J4]" office:value-type="float" office:value="95093424" calcext:value-type="float">
            <text:p>95093424</text:p>
          </table:table-cell>
          <table:table-cell table:formula="of:=[.I4]*[.J4]" office:value-type="float" office:value="111612" calcext:value-type="float">
            <text:p>111612</text:p>
          </table:table-cell>
          <table:table-cell table:style-name="ce3" table:formula="of:=SQRT([.M2])" office:value-type="string" office:string-value="91.61331781" calcext:value-type="string">
            <text:p>91.61331781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303" calcext:value-type="float">
            <text:p>303</text:p>
          </table:table-cell>
          <table:table-cell table:formula="of:=[.N4]^2*[.O4]" office:value-type="float" office:value="246522012" calcext:value-type="float">
            <text:p>246522012</text:p>
          </table:table-cell>
          <table:table-cell table:formula="of:=[.N4]*[.O4]" office:value-type="float" office:value="273306" calcext:value-type="float">
            <text:p>273306</text:p>
          </table:table-cell>
          <table:table-cell table:style-name="ce3" table:formula="of:=SQRT([.R2])" office:value-type="string" office:string-value="399.2342671" calcext:value-type="string">
            <text:p>399.2342671</text:p>
          </table:table-cell>
          <table:table-cell table:number-columns-repeated="10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48" calcext:value-type="float">
            <text:p>48</text:p>
          </table:table-cell>
          <table:table-cell table:formula="of:=[.D5]^2*[.E5]" office:value-type="float" office:value="28311552" calcext:value-type="float">
            <text:p>28311552</text:p>
          </table:table-cell>
          <table:table-cell table:formula="of:=[.D5]*[.E5]" office:value-type="float" office:value="36864" calcext:value-type="float">
            <text:p>36864</text:p>
          </table:table-cell>
          <table:table-cell table:style-name="ce3" office:value-type="string" calcext:value-type="string">
            <text:p>Mean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161" calcext:value-type="float">
            <text:p>161</text:p>
          </table:table-cell>
          <table:table-cell table:formula="of:=[.I5]^2*[.J5]" office:value-type="float" office:value="117145049" calcext:value-type="float">
            <text:p>117145049</text:p>
          </table:table-cell>
          <table:table-cell table:formula="of:=[.I5]*[.J5]" office:value-type="float" office:value="137333" calcext:value-type="float">
            <text:p>137333</text:p>
          </table:table-cell>
          <table:table-cell table:style-name="ce3" office:value-type="string" calcext:value-type="string">
            <text:p>Mean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305" calcext:value-type="float">
            <text:p>305</text:p>
          </table:table-cell>
          <table:table-cell table:formula="of:=[.N5]^2*[.O5]" office:value-type="float" office:value="248699745" calcext:value-type="float">
            <text:p>248699745</text:p>
          </table:table-cell>
          <table:table-cell table:formula="of:=[.N5]*[.O5]" office:value-type="float" office:value="275415" calcext:value-type="float">
            <text:p>275415</text:p>
          </table:table-cell>
          <table:table-cell table:style-name="ce3" office:value-type="string" calcext:value-type="string">
            <text:p>Mean</text:p>
          </table:table-cell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58" calcext:value-type="float">
            <text:p>58</text:p>
          </table:table-cell>
          <table:table-cell table:formula="of:=[.D6]^2*[.E6]" office:value-type="float" office:value="34298938" calcext:value-type="float">
            <text:p>34298938</text:p>
          </table:table-cell>
          <table:table-cell table:formula="of:=[.D6]*[.E6]" office:value-type="float" office:value="44602" calcext:value-type="float">
            <text:p>44602</text:p>
          </table:table-cell>
          <table:table-cell table:style-name="ce4" table:formula="of:=SUM([.G$1:.G$1048576])/[.H2]" office:value-type="string" office:string-value="777.6112455" calcext:value-type="string">
            <text:p>777.6112455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151" calcext:value-type="float">
            <text:p>151</text:p>
          </table:table-cell>
          <table:table-cell table:formula="of:=[.I6]^2*[.J6]" office:value-type="float" office:value="110126716" calcext:value-type="float">
            <text:p>110126716</text:p>
          </table:table-cell>
          <table:table-cell table:formula="of:=[.I6]*[.J6]" office:value-type="float" office:value="128954" calcext:value-type="float">
            <text:p>128954</text:p>
          </table:table-cell>
          <table:table-cell table:style-name="ce4" table:formula="of:=SUM([.L$1:.L$1048576])/[.M2]" office:value-type="string" office:string-value="864.8489217" calcext:value-type="string">
            <text:p>864.8489217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308" calcext:value-type="float">
            <text:p>308</text:p>
          </table:table-cell>
          <table:table-cell table:formula="of:=[.N6]^2*[.O6]" office:value-type="float" office:value="251702528" calcext:value-type="float">
            <text:p>251702528</text:p>
          </table:table-cell>
          <table:table-cell table:formula="of:=[.N6]*[.O6]" office:value-type="float" office:value="278432" calcext:value-type="float">
            <text:p>278432</text:p>
          </table:table-cell>
          <table:table-cell table:style-name="ce4" table:formula="of:=SUM([.Q$1:.Q$1048576])/[.R2]" office:value-type="string" office:string-value="924.9861658" calcext:value-type="string">
            <text:p>924.9861658</text:p>
          </table:table-cell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59" calcext:value-type="float">
            <text:p>59</text:p>
          </table:table-cell>
          <table:table-cell table:formula="of:=[.D7]^2*[.E7]" office:value-type="float" office:value="34981100" calcext:value-type="float">
            <text:p>34981100</text:p>
          </table:table-cell>
          <table:table-cell table:formula="of:=[.D7]*[.E7]" office:value-type="float" office:value="45430" calcext:value-type="float">
            <text:p>45430</text:p>
          </table:table-cell>
          <table:table-cell table:style-name="ce3" office:value-type="string" calcext:value-type="string">
            <text:p>Square mean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25" calcext:value-type="float">
            <text:p>225</text:p>
          </table:table-cell>
          <table:table-cell table:formula="of:=[.I7]^2*[.J7]" office:value-type="float" office:value="164480625" calcext:value-type="float">
            <text:p>164480625</text:p>
          </table:table-cell>
          <table:table-cell table:formula="of:=[.I7]*[.J7]" office:value-type="float" office:value="192375" calcext:value-type="float">
            <text:p>192375</text:p>
          </table:table-cell>
          <table:table-cell table:style-name="ce3" office:value-type="string" calcext:value-type="string">
            <text:p>Square mean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408" calcext:value-type="float">
            <text:p>408</text:p>
          </table:table-cell>
          <table:table-cell table:formula="of:=[.N7]^2*[.O7]" office:value-type="float" office:value="334162200" calcext:value-type="float">
            <text:p>334162200</text:p>
          </table:table-cell>
          <table:table-cell table:formula="of:=[.N7]*[.O7]" office:value-type="float" office:value="369240" calcext:value-type="float">
            <text:p>369240</text:p>
          </table:table-cell>
          <table:table-cell table:style-name="ce3" office:value-type="string" calcext:value-type="string">
            <text:p>Square mean</text:p>
          </table:table-cell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71" calcext:value-type="float">
            <text:p>71</text:p>
          </table:table-cell>
          <table:table-cell table:formula="of:=[.D8]^2*[.E8]" office:value-type="float" office:value="42205311" calcext:value-type="float">
            <text:p>42205311</text:p>
          </table:table-cell>
          <table:table-cell table:formula="of:=[.D8]*[.E8]" office:value-type="float" office:value="54741" calcext:value-type="float">
            <text:p>54741</text:p>
          </table:table-cell>
          <table:table-cell table:style-name="ce3" table:formula="of:=SUM([.F$1:.F$1048576])/[.H2]" office:value-type="string" office:string-value="604720.7285" calcext:value-type="string">
            <text:p>604720.7285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259" calcext:value-type="float">
            <text:p>259</text:p>
          </table:table-cell>
          <table:table-cell table:formula="of:=[.I8]^2*[.J8]" office:value-type="float" office:value="189778624" calcext:value-type="float">
            <text:p>189778624</text:p>
          </table:table-cell>
          <table:table-cell table:formula="of:=[.I8]*[.J8]" office:value-type="float" office:value="221704" calcext:value-type="float">
            <text:p>221704</text:p>
          </table:table-cell>
          <table:table-cell table:style-name="ce3" table:formula="of:=SUM([.K$1:.K$1048576])/[.M2]" office:value-type="string" office:string-value="748011.9658" calcext:value-type="string">
            <text:p>748011.9658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442" calcext:value-type="float">
            <text:p>442</text:p>
          </table:table-cell>
          <table:table-cell table:formula="of:=[.N8]^2*[.O8]" office:value-type="float" office:value="362809512" calcext:value-type="float">
            <text:p>362809512</text:p>
          </table:table-cell>
          <table:table-cell table:formula="of:=[.N8]*[.O8]" office:value-type="float" office:value="400452" calcext:value-type="float">
            <text:p>400452</text:p>
          </table:table-cell>
          <table:table-cell table:style-name="ce3" table:formula="of:=SUM([.P$1:.P$1048576])/[.R2]" office:value-type="string" office:string-value="855649.3337" calcext:value-type="string">
            <text:p>855649.3337</text:p>
          </table:table-cell>
          <table:table-cell table:number-columns-repeated="10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5" calcext:value-type="float">
            <text:p>65</text:p>
          </table:table-cell>
          <table:table-cell table:formula="of:=[.D9]^2*[.E9]" office:value-type="float" office:value="38738960" calcext:value-type="float">
            <text:p>38738960</text:p>
          </table:table-cell>
          <table:table-cell table:formula="of:=[.D9]*[.E9]" office:value-type="float" office:value="50180" calcext:value-type="float">
            <text:p>50180</text:p>
          </table:table-cell>
          <table:table-cell table:style-name="ce3" office:value-type="string" calcext:value-type="string">
            <text:p>RMS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265" calcext:value-type="float">
            <text:p>265</text:p>
          </table:table-cell>
          <table:table-cell table:formula="of:=[.I9]^2*[.J9]" office:value-type="float" office:value="194628985" calcext:value-type="float">
            <text:p>194628985</text:p>
          </table:table-cell>
          <table:table-cell table:formula="of:=[.I9]*[.J9]" office:value-type="float" office:value="227105" calcext:value-type="float">
            <text:p>227105</text:p>
          </table:table-cell>
          <table:table-cell table:style-name="ce3" office:value-type="string" calcext:value-type="string">
            <text:p>RMS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524" calcext:value-type="float">
            <text:p>524</text:p>
          </table:table-cell>
          <table:table-cell table:formula="of:=[.N9]^2*[.O9]" office:value-type="float" office:value="431068076" calcext:value-type="float">
            <text:p>431068076</text:p>
          </table:table-cell>
          <table:table-cell table:formula="of:=[.N9]*[.O9]" office:value-type="float" office:value="475268" calcext:value-type="float">
            <text:p>475268</text:p>
          </table:table-cell>
          <table:table-cell table:style-name="ce3" office:value-type="string" calcext:value-type="string">
            <text:p>RMS</text:p>
          </table:table-cell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83" calcext:value-type="float">
            <text:p>83</text:p>
          </table:table-cell>
          <table:table-cell table:formula="of:=[.D10]^2*[.E10]" office:value-type="float" office:value="49594907" calcext:value-type="float">
            <text:p>49594907</text:p>
          </table:table-cell>
          <table:table-cell table:formula="of:=[.D10]*[.E10]" office:value-type="float" office:value="64159" calcext:value-type="float">
            <text:p>64159</text:p>
          </table:table-cell>
          <table:table-cell table:style-name="ce4" table:formula="of:=SQRT([.H8]-[.H6]^2)" office:value-type="string" office:string-value="6.44045514" calcext:value-type="string">
            <text:p>6.44045514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301" calcext:value-type="float">
            <text:p>301</text:p>
          </table:table-cell>
          <table:table-cell table:formula="of:=[.I10]^2*[.J10]" office:value-type="float" office:value="221585364" calcext:value-type="float">
            <text:p>221585364</text:p>
          </table:table-cell>
          <table:table-cell table:formula="of:=[.I10]*[.J10]" office:value-type="float" office:value="258258" calcext:value-type="float">
            <text:p>258258</text:p>
          </table:table-cell>
          <table:table-cell table:style-name="ce4" table:formula="of:=SQRT([.M8]-[.M6]^2)" office:value-type="string" office:string-value="6.950424718" calcext:value-type="string">
            <text:p>6.950424718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578" calcext:value-type="float">
            <text:p>578</text:p>
          </table:table-cell>
          <table:table-cell table:formula="of:=[.N10]^2*[.O10]" office:value-type="float" office:value="476540192" calcext:value-type="float">
            <text:p>476540192</text:p>
          </table:table-cell>
          <table:table-cell table:formula="of:=[.N10]*[.O10]" office:value-type="float" office:value="524824" calcext:value-type="float">
            <text:p>524824</text:p>
          </table:table-cell>
          <table:table-cell table:style-name="ce4" table:formula="of:=SQRT([.R8]-[.R6]^2)" office:value-type="string" office:string-value="7.065886208" calcext:value-type="string">
            <text:p>7.065886208</text:p>
          </table:table-cell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86" calcext:value-type="float">
            <text:p>86</text:p>
          </table:table-cell>
          <table:table-cell table:formula="of:=[.D11]^2*[.E11]" office:value-type="float" office:value="51520536" calcext:value-type="float">
            <text:p>51520536</text:p>
          </table:table-cell>
          <table:table-cell table:formula="of:=[.D11]*[.E11]" office:value-type="float" office:value="66564" calcext:value-type="float">
            <text:p>66564</text:p>
          </table:table-cell>
          <table:table-cell table:style-name="ce3" office:value-type="string" calcext:value-type="string">
            <text:p>error on mean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371" calcext:value-type="float">
            <text:p>371</text:p>
          </table:table-cell>
          <table:table-cell table:formula="of:=[.I11]^2*[.J11]" office:value-type="float" office:value="273753851" calcext:value-type="float">
            <text:p>273753851</text:p>
          </table:table-cell>
          <table:table-cell table:formula="of:=[.I11]*[.J11]" office:value-type="float" office:value="318689" calcext:value-type="float">
            <text:p>318689</text:p>
          </table:table-cell>
          <table:table-cell table:style-name="ce3" office:value-type="string" calcext:value-type="string">
            <text:p>error on mean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690" calcext:value-type="float">
            <text:p>690</text:p>
          </table:table-cell>
          <table:table-cell table:formula="of:=[.N11]^2*[.O11]" office:value-type="float" office:value="570133890" calcext:value-type="float">
            <text:p>570133890</text:p>
          </table:table-cell>
          <table:table-cell table:formula="of:=[.N11]*[.O11]" office:value-type="float" office:value="627210" calcext:value-type="float">
            <text:p>627210</text:p>
          </table:table-cell>
          <table:table-cell table:style-name="ce3" office:value-type="string" calcext:value-type="string">
            <text:p>error on mean</text:p>
          </table:table-cell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84" calcext:value-type="float">
            <text:p>84</text:p>
          </table:table-cell>
          <table:table-cell table:formula="of:=[.D12]^2*[.E12]" office:value-type="float" office:value="50452500" calcext:value-type="float">
            <text:p>50452500</text:p>
          </table:table-cell>
          <table:table-cell table:formula="of:=[.D12]*[.E12]" office:value-type="float" office:value="65100" calcext:value-type="float">
            <text:p>65100</text:p>
          </table:table-cell>
          <table:table-cell table:style-name="ce4" table:formula="of:=[.H10]/SQRT([.H2])" office:value-type="string" office:string-value="0.1583612084" calcext:value-type="string">
            <text:p>0.1583612084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9" calcext:value-type="float">
            <text:p>349</text:p>
          </table:table-cell>
          <table:table-cell table:formula="of:=[.I12]^2*[.J12]" office:value-type="float" office:value="258120400" calcext:value-type="float">
            <text:p>258120400</text:p>
          </table:table-cell>
          <table:table-cell table:formula="of:=[.I12]*[.J12]" office:value-type="float" office:value="300140" calcext:value-type="float">
            <text:p>300140</text:p>
          </table:table-cell>
          <table:table-cell table:style-name="ce4" table:formula="of:=[.M10]/SQRT([.M2])" office:value-type="string" office:string-value="0.07586696873" calcext:value-type="string">
            <text:p>0.07586696873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871" calcext:value-type="float">
            <text:p>871</text:p>
          </table:table-cell>
          <table:table-cell table:formula="of:=[.N12]^2*[.O12]" office:value-type="float" office:value="721275100" calcext:value-type="float">
            <text:p>721275100</text:p>
          </table:table-cell>
          <table:table-cell table:formula="of:=[.N12]*[.O12]" office:value-type="float" office:value="792610" calcext:value-type="float">
            <text:p>792610</text:p>
          </table:table-cell>
          <table:table-cell table:style-name="ce4" table:formula="of:=[.R10]/SQRT([.R2])" office:value-type="string" office:string-value="0.01769859652" calcext:value-type="string">
            <text:p>0.01769859652</text:p>
          </table:table-cell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83" calcext:value-type="float">
            <text:p>83</text:p>
          </table:table-cell>
          <table:table-cell table:formula="of:=[.D13]^2*[.E13]" office:value-type="float" office:value="49980608" calcext:value-type="float">
            <text:p>49980608</text:p>
          </table:table-cell>
          <table:table-cell table:formula="of:=[.D13]*[.E13]" office:value-type="float" office:value="64408" calcext:value-type="float">
            <text:p>64408</text:p>
          </table:table-cell>
          <table:table-cell/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76" calcext:value-type="float">
            <text:p>376</text:p>
          </table:table-cell>
          <table:table-cell table:formula="of:=[.I13]^2*[.J13]" office:value-type="float" office:value="278736696" calcext:value-type="float">
            <text:p>278736696</text:p>
          </table:table-cell>
          <table:table-cell table:formula="of:=[.I13]*[.J13]" office:value-type="float" office:value="323736" calcext:value-type="float">
            <text:p>323736</text:p>
          </table:table-cell>
          <table:table-cell/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1039" calcext:value-type="float">
            <text:p>1039</text:p>
          </table:table-cell>
          <table:table-cell table:formula="of:=[.N13]^2*[.O13]" office:value-type="float" office:value="862287919" calcext:value-type="float">
            <text:p>862287919</text:p>
          </table:table-cell>
          <table:table-cell table:formula="of:=[.N13]*[.O13]" office:value-type="float" office:value="946529" calcext:value-type="float">
            <text:p>946529</text:p>
          </table:table-cell>
          <table:table-cell table:number-columns-repeated="100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66" calcext:value-type="float">
            <text:p>66</text:p>
          </table:table-cell>
          <table:table-cell table:formula="of:=[.D14]^2*[.E14]" office:value-type="float" office:value="39846114" calcext:value-type="float">
            <text:p>39846114</text:p>
          </table:table-cell>
          <table:table-cell table:formula="of:=[.D14]*[.E14]" office:value-type="float" office:value="51282" calcext:value-type="float">
            <text:p>51282</text:p>
          </table:table-cell>
          <table:table-cell/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412" calcext:value-type="float">
            <text:p>412</text:p>
          </table:table-cell>
          <table:table-cell table:formula="of:=[.I14]^2*[.J14]" office:value-type="float" office:value="306134128" calcext:value-type="float">
            <text:p>306134128</text:p>
          </table:table-cell>
          <table:table-cell table:formula="of:=[.I14]*[.J14]" office:value-type="float" office:value="355144" calcext:value-type="float">
            <text:p>355144</text:p>
          </table:table-cell>
          <table:table-cell/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1377" calcext:value-type="float">
            <text:p>1377</text:p>
          </table:table-cell>
          <table:table-cell table:formula="of:=[.N14]^2*[.O14]" office:value-type="float" office:value="1145311488" calcext:value-type="float">
            <text:p>1145311488</text:p>
          </table:table-cell>
          <table:table-cell table:formula="of:=[.N14]*[.O14]" office:value-type="float" office:value="1255824" calcext:value-type="float">
            <text:p>1255824</text:p>
          </table:table-cell>
          <table:table-cell table:number-columns-repeated="100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5" calcext:value-type="float">
            <text:p>75</text:p>
          </table:table-cell>
          <table:table-cell table:formula="of:=[.D15]^2*[.E15]" office:value-type="float" office:value="45396300" calcext:value-type="float">
            <text:p>45396300</text:p>
          </table:table-cell>
          <table:table-cell table:formula="of:=[.D15]*[.E15]" office:value-type="float" office:value="58350" calcext:value-type="float">
            <text:p>58350</text:p>
          </table:table-cell>
          <table:table-cell/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405" calcext:value-type="float">
            <text:p>405</text:p>
          </table:table-cell>
          <table:table-cell table:formula="of:=[.I15]^2*[.J15]" office:value-type="float" office:value="301631445" calcext:value-type="float">
            <text:p>301631445</text:p>
          </table:table-cell>
          <table:table-cell table:formula="of:=[.I15]*[.J15]" office:value-type="float" office:value="349515" calcext:value-type="float">
            <text:p>349515</text:p>
          </table:table-cell>
          <table:table-cell/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1734" calcext:value-type="float">
            <text:p>1734</text:p>
          </table:table-cell>
          <table:table-cell table:formula="of:=[.N15]^2*[.O15]" office:value-type="float" office:value="1445408646" calcext:value-type="float">
            <text:p>1445408646</text:p>
          </table:table-cell>
          <table:table-cell table:formula="of:=[.N15]*[.O15]" office:value-type="float" office:value="1583142" calcext:value-type="float">
            <text:p>1583142</text:p>
          </table:table-cell>
          <table:table-cell table:number-columns-repeated="100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2" calcext:value-type="float">
            <text:p>72</text:p>
          </table:table-cell>
          <table:table-cell table:formula="of:=[.D16]^2*[.E16]" office:value-type="float" office:value="43692552" calcext:value-type="float">
            <text:p>43692552</text:p>
          </table:table-cell>
          <table:table-cell table:formula="of:=[.D16]*[.E16]" office:value-type="float" office:value="56088" calcext:value-type="float">
            <text:p>56088</text:p>
          </table:table-cell>
          <table:table-cell/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394" calcext:value-type="float">
            <text:p>394</text:p>
          </table:table-cell>
          <table:table-cell table:formula="of:=[.I16]^2*[.J16]" office:value-type="float" office:value="294119424" calcext:value-type="float">
            <text:p>294119424</text:p>
          </table:table-cell>
          <table:table-cell table:formula="of:=[.I16]*[.J16]" office:value-type="float" office:value="340416" calcext:value-type="float">
            <text:p>340416</text:p>
          </table:table-cell>
          <table:table-cell/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2446" calcext:value-type="float">
            <text:p>2446</text:p>
          </table:table-cell>
          <table:table-cell table:formula="of:=[.N16]^2*[.O16]" office:value-type="float" office:value="2043378616" calcext:value-type="float">
            <text:p>2043378616</text:p>
          </table:table-cell>
          <table:table-cell table:formula="of:=[.N16]*[.O16]" office:value-type="float" office:value="2235644" calcext:value-type="float">
            <text:p>2235644</text:p>
          </table:table-cell>
          <table:table-cell table:number-columns-repeated="100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95" calcext:value-type="float">
            <text:p>95</text:p>
          </table:table-cell>
          <table:table-cell table:formula="of:=[.D17]^2*[.E17]" office:value-type="float" office:value="57798000" calcext:value-type="float">
            <text:p>57798000</text:p>
          </table:table-cell>
          <table:table-cell table:formula="of:=[.D17]*[.E17]" office:value-type="float" office:value="74100" calcext:value-type="float">
            <text:p>74100</text:p>
          </table:table-cell>
          <table:table-cell/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392" calcext:value-type="float">
            <text:p>392</text:p>
          </table:table-cell>
          <table:table-cell table:formula="of:=[.I17]^2*[.J17]" office:value-type="float" office:value="293304200" calcext:value-type="float">
            <text:p>293304200</text:p>
          </table:table-cell>
          <table:table-cell table:formula="of:=[.I17]*[.J17]" office:value-type="float" office:value="339080" calcext:value-type="float">
            <text:p>339080</text:p>
          </table:table-cell>
          <table:table-cell/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2946" calcext:value-type="float">
            <text:p>2946</text:p>
          </table:table-cell>
          <table:table-cell table:formula="of:=[.N17]^2*[.O17]" office:value-type="float" office:value="2466464850" calcext:value-type="float">
            <text:p>2466464850</text:p>
          </table:table-cell>
          <table:table-cell table:formula="of:=[.N17]*[.O17]" office:value-type="float" office:value="2695590" calcext:value-type="float">
            <text:p>2695590</text:p>
          </table:table-cell>
          <table:table-cell table:number-columns-repeated="100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88" calcext:value-type="float">
            <text:p>88</text:p>
          </table:table-cell>
          <table:table-cell table:formula="of:=[.D18]^2*[.E18]" office:value-type="float" office:value="53676568" calcext:value-type="float">
            <text:p>53676568</text:p>
          </table:table-cell>
          <table:table-cell table:formula="of:=[.D18]*[.E18]" office:value-type="float" office:value="68728" calcext:value-type="float">
            <text:p>68728</text:p>
          </table:table-cell>
          <table:table-cell/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421" calcext:value-type="float">
            <text:p>421</text:p>
          </table:table-cell>
          <table:table-cell table:formula="of:=[.I18]^2*[.J18]" office:value-type="float" office:value="315731476" calcext:value-type="float">
            <text:p>315731476</text:p>
          </table:table-cell>
          <table:table-cell table:formula="of:=[.I18]*[.J18]" office:value-type="float" office:value="364586" calcext:value-type="float">
            <text:p>364586</text:p>
          </table:table-cell>
          <table:table-cell/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3729" calcext:value-type="float">
            <text:p>3729</text:p>
          </table:table-cell>
          <table:table-cell table:formula="of:=[.N18]^2*[.O18]" office:value-type="float" office:value="3128839824" calcext:value-type="float">
            <text:p>3128839824</text:p>
          </table:table-cell>
          <table:table-cell table:formula="of:=[.N18]*[.O18]" office:value-type="float" office:value="3415764" calcext:value-type="float">
            <text:p>3415764</text:p>
          </table:table-cell>
          <table:table-cell table:number-columns-repeated="100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86" calcext:value-type="float">
            <text:p>86</text:p>
          </table:table-cell>
          <table:table-cell table:formula="of:=[.D19]^2*[.E19]" office:value-type="float" office:value="52591064" calcext:value-type="float">
            <text:p>52591064</text:p>
          </table:table-cell>
          <table:table-cell table:formula="of:=[.D19]*[.E19]" office:value-type="float" office:value="67252" calcext:value-type="float">
            <text:p>67252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409" calcext:value-type="float">
            <text:p>409</text:p>
          </table:table-cell>
          <table:table-cell table:formula="of:=[.I19]^2*[.J19]" office:value-type="float" office:value="307440801" calcext:value-type="float">
            <text:p>307440801</text:p>
          </table:table-cell>
          <table:table-cell table:formula="of:=[.I19]*[.J19]" office:value-type="float" office:value="354603" calcext:value-type="float">
            <text:p>354603</text:p>
          </table:table-cell>
          <table:table-cell/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4521" calcext:value-type="float">
            <text:p>4521</text:p>
          </table:table-cell>
          <table:table-cell table:formula="of:=[.N19]^2*[.O19]" office:value-type="float" office:value="3801659169" calcext:value-type="float">
            <text:p>3801659169</text:p>
          </table:table-cell>
          <table:table-cell table:formula="of:=[.N19]*[.O19]" office:value-type="float" office:value="4145757" calcext:value-type="float">
            <text:p>4145757</text:p>
          </table:table-cell>
          <table:table-cell table:number-columns-repeated="100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87" calcext:value-type="float">
            <text:p>87</text:p>
          </table:table-cell>
          <table:table-cell table:formula="of:=[.D20]^2*[.E20]" office:value-type="float" office:value="53338743" calcext:value-type="float">
            <text:p>53338743</text:p>
          </table:table-cell>
          <table:table-cell table:formula="of:=[.D20]*[.E20]" office:value-type="float" office:value="68121" calcext:value-type="float">
            <text:p>68121</text:p>
          </table:table-cell>
          <table:table-cell/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375" calcext:value-type="float">
            <text:p>375</text:p>
          </table:table-cell>
          <table:table-cell table:formula="of:=[.I20]^2*[.J20]" office:value-type="float" office:value="282534000" calcext:value-type="float">
            <text:p>282534000</text:p>
          </table:table-cell>
          <table:table-cell table:formula="of:=[.I20]*[.J20]" office:value-type="float" office:value="325500" calcext:value-type="float">
            <text:p>325500</text:p>
          </table:table-cell>
          <table:table-cell/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5434" calcext:value-type="float">
            <text:p>5434</text:p>
          </table:table-cell>
          <table:table-cell table:formula="of:=[.N20]^2*[.O20]" office:value-type="float" office:value="4579362216" calcext:value-type="float">
            <text:p>4579362216</text:p>
          </table:table-cell>
          <table:table-cell table:formula="of:=[.N20]*[.O20]" office:value-type="float" office:value="4988412" calcext:value-type="float">
            <text:p>4988412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68" calcext:value-type="float">
            <text:p>68</text:p>
          </table:table-cell>
          <table:table-cell table:formula="of:=[.D21]^2*[.E21]" office:value-type="float" office:value="41796608" calcext:value-type="float">
            <text:p>41796608</text:p>
          </table:table-cell>
          <table:table-cell table:formula="of:=[.D21]*[.E21]" office:value-type="float" office:value="53312" calcext:value-type="float">
            <text:p>53312</text:p>
          </table:table-cell>
          <table:table-cell/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402" calcext:value-type="float">
            <text:p>402</text:p>
          </table:table-cell>
          <table:table-cell table:formula="of:=[.I21]^2*[.J21]" office:value-type="float" office:value="303574722" calcext:value-type="float">
            <text:p>303574722</text:p>
          </table:table-cell>
          <table:table-cell table:formula="of:=[.I21]*[.J21]" office:value-type="float" office:value="349338" calcext:value-type="float">
            <text:p>349338</text:p>
          </table:table-cell>
          <table:table-cell/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6155" calcext:value-type="float">
            <text:p>6155</text:p>
          </table:table-cell>
          <table:table-cell table:formula="of:=[.N21]^2*[.O21]" office:value-type="float" office:value="5198272955" calcext:value-type="float">
            <text:p>5198272955</text:p>
          </table:table-cell>
          <table:table-cell table:formula="of:=[.N21]*[.O21]" office:value-type="float" office:value="5656445" calcext:value-type="float">
            <text:p>5656445</text:p>
          </table:table-cell>
          <table:table-cell table:number-columns-repeated="100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56" calcext:value-type="float">
            <text:p>56</text:p>
          </table:table-cell>
          <table:table-cell table:formula="of:=[.D22]^2*[.E22]" office:value-type="float" office:value="34508600" calcext:value-type="float">
            <text:p>34508600</text:p>
          </table:table-cell>
          <table:table-cell table:formula="of:=[.D22]*[.E22]" office:value-type="float" office:value="43960" calcext:value-type="float">
            <text:p>43960</text:p>
          </table:table-cell>
          <table:table-cell/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96" calcext:value-type="float">
            <text:p>396</text:p>
          </table:table-cell>
          <table:table-cell table:formula="of:=[.I22]^2*[.J22]" office:value-type="float" office:value="299732400" calcext:value-type="float">
            <text:p>299732400</text:p>
          </table:table-cell>
          <table:table-cell table:formula="of:=[.I22]*[.J22]" office:value-type="float" office:value="344520" calcext:value-type="float">
            <text:p>344520</text:p>
          </table:table-cell>
          <table:table-cell/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6836" calcext:value-type="float">
            <text:p>6836</text:p>
          </table:table-cell>
          <table:table-cell table:formula="of:=[.N22]^2*[.O22]" office:value-type="float" office:value="5785990400" calcext:value-type="float">
            <text:p>5785990400</text:p>
          </table:table-cell>
          <table:table-cell table:formula="of:=[.N22]*[.O22]" office:value-type="float" office:value="6289120" calcext:value-type="float">
            <text:p>6289120</text:p>
          </table:table-cell>
          <table:table-cell table:number-columns-repeated="100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63" calcext:value-type="float">
            <text:p>63</text:p>
          </table:table-cell>
          <table:table-cell table:formula="of:=[.D23]^2*[.E23]" office:value-type="float" office:value="38921148" calcext:value-type="float">
            <text:p>38921148</text:p>
          </table:table-cell>
          <table:table-cell table:formula="of:=[.D23]*[.E23]" office:value-type="float" office:value="49518" calcext:value-type="float">
            <text:p>49518</text:p>
          </table:table-cell>
          <table:table-cell/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370" calcext:value-type="float">
            <text:p>370</text:p>
          </table:table-cell>
          <table:table-cell table:formula="of:=[.I23]^2*[.J23]" office:value-type="float" office:value="280697170" calcext:value-type="float">
            <text:p>280697170</text:p>
          </table:table-cell>
          <table:table-cell table:formula="of:=[.I23]*[.J23]" office:value-type="float" office:value="322270" calcext:value-type="float">
            <text:p>322270</text:p>
          </table:table-cell>
          <table:table-cell/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7354" calcext:value-type="float">
            <text:p>7354</text:p>
          </table:table-cell>
          <table:table-cell table:formula="of:=[.N23]^2*[.O23]" office:value-type="float" office:value="6237964314" calcext:value-type="float">
            <text:p>6237964314</text:p>
          </table:table-cell>
          <table:table-cell table:formula="of:=[.N23]*[.O23]" office:value-type="float" office:value="6773034" calcext:value-type="float">
            <text:p>6773034</text:p>
          </table:table-cell>
          <table:table-cell table:number-columns-repeated="100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46" calcext:value-type="float">
            <text:p>46</text:p>
          </table:table-cell>
          <table:table-cell table:formula="of:=[.D24]^2*[.E24]" office:value-type="float" office:value="28490974" calcext:value-type="float">
            <text:p>28490974</text:p>
          </table:table-cell>
          <table:table-cell table:formula="of:=[.D24]*[.E24]" office:value-type="float" office:value="36202" calcext:value-type="float">
            <text:p>36202</text:p>
          </table:table-cell>
          <table:table-cell/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331" calcext:value-type="float">
            <text:p>331</text:p>
          </table:table-cell>
          <table:table-cell table:formula="of:=[.I24]^2*[.J24]" office:value-type="float" office:value="251687104" calcext:value-type="float">
            <text:p>251687104</text:p>
          </table:table-cell>
          <table:table-cell table:formula="of:=[.I24]*[.J24]" office:value-type="float" office:value="288632" calcext:value-type="float">
            <text:p>288632</text:p>
          </table:table-cell>
          <table:table-cell/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7617" calcext:value-type="float">
            <text:p>7617</text:p>
          </table:table-cell>
          <table:table-cell table:formula="of:=[.N24]^2*[.O24]" office:value-type="float" office:value="6475089828" calcext:value-type="float">
            <text:p>6475089828</text:p>
          </table:table-cell>
          <table:table-cell table:formula="of:=[.N24]*[.O24]" office:value-type="float" office:value="7022874" calcext:value-type="float">
            <text:p>7022874</text:p>
          </table:table-cell>
          <table:table-cell table:number-columns-repeated="100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46" calcext:value-type="float">
            <text:p>46</text:p>
          </table:table-cell>
          <table:table-cell table:formula="of:=[.D25]^2*[.E25]" office:value-type="float" office:value="28563424" calcext:value-type="float">
            <text:p>28563424</text:p>
          </table:table-cell>
          <table:table-cell table:formula="of:=[.D25]*[.E25]" office:value-type="float" office:value="36248" calcext:value-type="float">
            <text:p>36248</text:p>
          </table:table-cell>
          <table:table-cell/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12" calcext:value-type="float">
            <text:p>312</text:p>
          </table:table-cell>
          <table:table-cell table:formula="of:=[.I25]^2*[.J25]" office:value-type="float" office:value="237784248" calcext:value-type="float">
            <text:p>237784248</text:p>
          </table:table-cell>
          <table:table-cell table:formula="of:=[.I25]*[.J25]" office:value-type="float" office:value="272376" calcext:value-type="float">
            <text:p>272376</text:p>
          </table:table-cell>
          <table:table-cell/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7823" calcext:value-type="float">
            <text:p>7823</text:p>
          </table:table-cell>
          <table:table-cell table:formula="of:=[.N25]^2*[.O25]" office:value-type="float" office:value="6664640567" calcext:value-type="float">
            <text:p>6664640567</text:p>
          </table:table-cell>
          <table:table-cell table:formula="of:=[.N25]*[.O25]" office:value-type="float" office:value="7220629" calcext:value-type="float">
            <text:p>7220629</text:p>
          </table:table-cell>
          <table:table-cell table:number-columns-repeated="100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7" calcext:value-type="float">
            <text:p>37</text:p>
          </table:table-cell>
          <table:table-cell table:formula="of:=[.D26]^2*[.E26]" office:value-type="float" office:value="23033277" calcext:value-type="float">
            <text:p>23033277</text:p>
          </table:table-cell>
          <table:table-cell table:formula="of:=[.D26]*[.E26]" office:value-type="float" office:value="29193" calcext:value-type="float">
            <text:p>29193</text:p>
          </table:table-cell>
          <table:table-cell/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281" calcext:value-type="float">
            <text:p>281</text:p>
          </table:table-cell>
          <table:table-cell table:formula="of:=[.I26]^2*[.J26]" office:value-type="float" office:value="214649156" calcext:value-type="float">
            <text:p>214649156</text:p>
          </table:table-cell>
          <table:table-cell table:formula="of:=[.I26]*[.J26]" office:value-type="float" office:value="245594" calcext:value-type="float">
            <text:p>245594</text:p>
          </table:table-cell>
          <table:table-cell/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7902" calcext:value-type="float">
            <text:p>7902</text:p>
          </table:table-cell>
          <table:table-cell table:formula="of:=[.N26]^2*[.O26]" office:value-type="float" office:value="6746537952" calcext:value-type="float">
            <text:p>6746537952</text:p>
          </table:table-cell>
          <table:table-cell table:formula="of:=[.N26]*[.O26]" office:value-type="float" office:value="7301448" calcext:value-type="float">
            <text:p>7301448</text:p>
          </table:table-cell>
          <table:table-cell table:number-columns-repeated="100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26" calcext:value-type="float">
            <text:p>26</text:p>
          </table:table-cell>
          <table:table-cell table:formula="of:=[.D27]^2*[.E27]" office:value-type="float" office:value="16226600" calcext:value-type="float">
            <text:p>16226600</text:p>
          </table:table-cell>
          <table:table-cell table:formula="of:=[.D27]*[.E27]" office:value-type="float" office:value="20540" calcext:value-type="float">
            <text:p>20540</text:p>
          </table:table-cell>
          <table:table-cell/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201" calcext:value-type="float">
            <text:p>201</text:p>
          </table:table-cell>
          <table:table-cell table:formula="of:=[.I27]^2*[.J27]" office:value-type="float" office:value="153890625" calcext:value-type="float">
            <text:p>153890625</text:p>
          </table:table-cell>
          <table:table-cell table:formula="of:=[.I27]*[.J27]" office:value-type="float" office:value="175875" calcext:value-type="float">
            <text:p>175875</text:p>
          </table:table-cell>
          <table:table-cell/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7855" calcext:value-type="float">
            <text:p>7855</text:p>
          </table:table-cell>
          <table:table-cell table:formula="of:=[.N27]^2*[.O27]" office:value-type="float" office:value="6720934375" calcext:value-type="float">
            <text:p>6720934375</text:p>
          </table:table-cell>
          <table:table-cell table:formula="of:=[.N27]*[.O27]" office:value-type="float" office:value="7265875" calcext:value-type="float">
            <text:p>7265875</text:p>
          </table:table-cell>
          <table:table-cell table:number-columns-repeated="100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148" calcext:value-type="float">
            <text:p>148</text:p>
          </table:table-cell>
          <table:table-cell table:formula="of:=[.I28]^2*[.J28]" office:value-type="float" office:value="113571648" calcext:value-type="float">
            <text:p>113571648</text:p>
          </table:table-cell>
          <table:table-cell table:formula="of:=[.I28]*[.J28]" office:value-type="float" office:value="129648" calcext:value-type="float">
            <text:p>129648</text:p>
          </table:table-cell>
          <table:table-cell/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8035" calcext:value-type="float">
            <text:p>8035</text:p>
          </table:table-cell>
          <table:table-cell table:formula="of:=[.N28]^2*[.O28]" office:value-type="float" office:value="6889819660" calcext:value-type="float">
            <text:p>6889819660</text:p>
          </table:table-cell>
          <table:table-cell table:formula="of:=[.N28]*[.O28]" office:value-type="float" office:value="7440410" calcext:value-type="float">
            <text:p>7440410</text:p>
          </table:table-cell>
          <table:table-cell table:number-columns-repeated="100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138" calcext:value-type="float">
            <text:p>138</text:p>
          </table:table-cell>
          <table:table-cell table:formula="of:=[.I29]^2*[.J29]" office:value-type="float" office:value="106139802" calcext:value-type="float">
            <text:p>106139802</text:p>
          </table:table-cell>
          <table:table-cell table:formula="of:=[.I29]*[.J29]" office:value-type="float" office:value="121026" calcext:value-type="float">
            <text:p>121026</text:p>
          </table:table-cell>
          <table:table-cell/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8016" calcext:value-type="float">
            <text:p>8016</text:p>
          </table:table-cell>
          <table:table-cell table:formula="of:=[.N29]^2*[.O29]" office:value-type="float" office:value="6888381264" calcext:value-type="float">
            <text:p>6888381264</text:p>
          </table:table-cell>
          <table:table-cell table:formula="of:=[.N29]*[.O29]" office:value-type="float" office:value="7430832" calcext:value-type="float">
            <text:p>7430832</text:p>
          </table:table-cell>
          <table:table-cell table:number-columns-repeated="100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120" calcext:value-type="float">
            <text:p>120</text:p>
          </table:table-cell>
          <table:table-cell table:formula="of:=[.I30]^2*[.J30]" office:value-type="float" office:value="92506080" calcext:value-type="float">
            <text:p>92506080</text:p>
          </table:table-cell>
          <table:table-cell table:formula="of:=[.I30]*[.J30]" office:value-type="float" office:value="105360" calcext:value-type="float">
            <text:p>105360</text:p>
          </table:table-cell>
          <table:table-cell/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8054" calcext:value-type="float">
            <text:p>8054</text:p>
          </table:table-cell>
          <table:table-cell table:formula="of:=[.N30]^2*[.O30]" office:value-type="float" office:value="6935975936" calcext:value-type="float">
            <text:p>6935975936</text:p>
          </table:table-cell>
          <table:table-cell table:formula="of:=[.N30]*[.O30]" office:value-type="float" office:value="7474112" calcext:value-type="float">
            <text:p>7474112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94" calcext:value-type="float">
            <text:p>94</text:p>
          </table:table-cell>
          <table:table-cell table:formula="of:=[.I31]^2*[.J31]" office:value-type="float" office:value="72628254" calcext:value-type="float">
            <text:p>72628254</text:p>
          </table:table-cell>
          <table:table-cell table:formula="of:=[.I31]*[.J31]" office:value-type="float" office:value="82626" calcext:value-type="float">
            <text:p>82626</text:p>
          </table:table-cell>
          <table:table-cell/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7855" calcext:value-type="float">
            <text:p>7855</text:p>
          </table:table-cell>
          <table:table-cell table:formula="of:=[.N31]^2*[.O31]" office:value-type="float" office:value="6779187055" calcext:value-type="float">
            <text:p>6779187055</text:p>
          </table:table-cell>
          <table:table-cell table:formula="of:=[.N31]*[.O31]" office:value-type="float" office:value="7297295" calcext:value-type="float">
            <text:p>7297295</text:p>
          </table:table-cell>
          <table:table-cell table:number-columns-repeated="100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>
            <draw:frame table:end-cell-address="Sheet1.I50" table:end-x="59.95pt" table:end-y="6.72pt" draw:z-index="0" draw:name="Chart 1" draw:style-name="gr1" draw:text-style-name="P1" svg:width="535.46pt" svg:height="278.22pt" svg:x="64.49pt" svg:y="11.99pt">
              <loext:p draw:notify-on-update-of-ranges="Sheet1.A1:Sheet1.A1024 Sheet1.B1:Sheet1.B102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7901" calcext:value-type="float">
            <text:p>7901</text:p>
          </table:table-cell>
          <table:table-cell table:formula="of:=[.N32]^2*[.O32]" office:value-type="float" office:value="6833574900" calcext:value-type="float">
            <text:p>6833574900</text:p>
          </table:table-cell>
          <table:table-cell table:formula="of:=[.N32]*[.O32]" office:value-type="float" office:value="7347930" calcext:value-type="float">
            <text:p>7347930</text:p>
          </table:table-cell>
          <table:table-cell table:number-columns-repeated="100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7744" calcext:value-type="float">
            <text:p>7744</text:p>
          </table:table-cell>
          <table:table-cell table:formula="of:=[.N33]^2*[.O33]" office:value-type="float" office:value="6712197184" calcext:value-type="float">
            <text:p>6712197184</text:p>
          </table:table-cell>
          <table:table-cell table:formula="of:=[.N33]*[.O33]" office:value-type="float" office:value="7209664" calcext:value-type="float">
            <text:p>7209664</text:p>
          </table:table-cell>
          <table:table-cell table:number-columns-repeated="100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1"/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7377" calcext:value-type="float">
            <text:p>7377</text:p>
          </table:table-cell>
          <table:table-cell table:formula="of:=[.N34]^2*[.O34]" office:value-type="float" office:value="6407839248" calcext:value-type="float">
            <text:p>6407839248</text:p>
          </table:table-cell>
          <table:table-cell table:formula="of:=[.N34]*[.O34]" office:value-type="float" office:value="6875364" calcext:value-type="float">
            <text:p>6875364</text:p>
          </table:table-cell>
          <table:table-cell table:number-columns-repeated="100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11"/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7166" calcext:value-type="float">
            <text:p>7166</text:p>
          </table:table-cell>
          <table:table-cell table:formula="of:=[.N35]^2*[.O35]" office:value-type="float" office:value="6237924174" calcext:value-type="float">
            <text:p>6237924174</text:p>
          </table:table-cell>
          <table:table-cell table:formula="of:=[.N35]*[.O35]" office:value-type="float" office:value="6685878" calcext:value-type="float">
            <text:p>6685878</text:p>
          </table:table-cell>
          <table:table-cell table:number-columns-repeated="100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11"/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6185" calcext:value-type="float">
            <text:p>6185</text:p>
          </table:table-cell>
          <table:table-cell table:formula="of:=[.N36]^2*[.O36]" office:value-type="float" office:value="5395521860" calcext:value-type="float">
            <text:p>5395521860</text:p>
          </table:table-cell>
          <table:table-cell table:formula="of:=[.N36]*[.O36]" office:value-type="float" office:value="5776790" calcext:value-type="float">
            <text:p>5776790</text:p>
          </table:table-cell>
          <table:table-cell table:number-columns-repeated="100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11"/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4905" calcext:value-type="float">
            <text:p>4905</text:p>
          </table:table-cell>
          <table:table-cell table:formula="of:=[.N37]^2*[.O37]" office:value-type="float" office:value="4288073625" calcext:value-type="float">
            <text:p>4288073625</text:p>
          </table:table-cell>
          <table:table-cell table:formula="of:=[.N37]*[.O37]" office:value-type="float" office:value="4586175" calcext:value-type="float">
            <text:p>4586175</text:p>
          </table:table-cell>
          <table:table-cell table:number-columns-repeated="100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11"/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3358" calcext:value-type="float">
            <text:p>3358</text:p>
          </table:table-cell>
          <table:table-cell table:formula="of:=[.N38]^2*[.O38]" office:value-type="float" office:value="2941930368" calcext:value-type="float">
            <text:p>2941930368</text:p>
          </table:table-cell>
          <table:table-cell table:formula="of:=[.N38]*[.O38]" office:value-type="float" office:value="3143088" calcext:value-type="float">
            <text:p>3143088</text:p>
          </table:table-cell>
          <table:table-cell table:number-columns-repeated="100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1"/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1842" calcext:value-type="float">
            <text:p>1842</text:p>
          </table:table-cell>
          <table:table-cell table:formula="of:=[.N39]^2*[.O39]" office:value-type="float" office:value="1617218898" calcext:value-type="float">
            <text:p>1617218898</text:p>
          </table:table-cell>
          <table:table-cell table:formula="of:=[.N39]*[.O39]" office:value-type="float" office:value="1725954" calcext:value-type="float">
            <text:p>1725954</text:p>
          </table:table-cell>
          <table:table-cell table:number-columns-repeated="100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11"/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851" calcext:value-type="float">
            <text:p>851</text:p>
          </table:table-cell>
          <table:table-cell table:formula="of:=[.N40]^2*[.O40]" office:value-type="float" office:value="748747244" calcext:value-type="float">
            <text:p>748747244</text:p>
          </table:table-cell>
          <table:table-cell table:formula="of:=[.N40]*[.O40]" office:value-type="float" office:value="798238" calcext:value-type="float">
            <text:p>798238</text:p>
          </table:table-cell>
          <table:table-cell table:number-columns-repeated="100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11"/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307" calcext:value-type="float">
            <text:p>307</text:p>
          </table:table-cell>
          <table:table-cell table:formula="of:=[.N41]^2*[.O41]" office:value-type="float" office:value="270688347" calcext:value-type="float">
            <text:p>270688347</text:p>
          </table:table-cell>
          <table:table-cell table:formula="of:=[.N41]*[.O41]" office:value-type="float" office:value="288273" calcext:value-type="float">
            <text:p>288273</text:p>
          </table:table-cell>
          <table:table-cell table:number-columns-repeated="100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11"/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77" calcext:value-type="float">
            <text:p>77</text:p>
          </table:table-cell>
          <table:table-cell table:formula="of:=[.N42]^2*[.O42]" office:value-type="float" office:value="68037200" calcext:value-type="float">
            <text:p>68037200</text:p>
          </table:table-cell>
          <table:table-cell table:formula="of:=[.N42]*[.O42]" office:value-type="float" office:value="72380" calcext:value-type="float">
            <text:p>72380</text:p>
          </table:table-cell>
          <table:table-cell table:number-columns-repeated="100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69" calcext:value-type="float">
            <text:p>269</text:p>
          </table:table-cell>
          <table:table-cell table:number-columns-repeated="102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16" calcext:value-type="float">
            <text:p>416</text:p>
          </table:table-cell>
          <table:table-cell table:number-columns-repeated="102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472" calcext:value-type="float">
            <text:p>472</text:p>
          </table:table-cell>
          <table:table-cell table:number-columns-repeated="102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102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470" calcext:value-type="float">
            <text:p>470</text:p>
          </table:table-cell>
          <table:table-cell table:number-columns-repeated="102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102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33" calcext:value-type="float">
            <text:p>333</text:p>
          </table:table-cell>
          <table:table-cell table:number-columns-repeated="102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102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519" calcext:value-type="float">
            <text:p>519</text:p>
          </table:table-cell>
          <table:table-cell table:number-columns-repeated="1022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692" calcext:value-type="float">
            <text:p>692</text:p>
          </table:table-cell>
          <table:table-cell table:number-columns-repeated="1022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868" calcext:value-type="float">
            <text:p>868</text:p>
          </table:table-cell>
          <table:table-cell table:number-columns-repeated="1022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816" calcext:value-type="float">
            <text:p>816</text:p>
          </table:table-cell>
          <table:table-cell table:number-columns-repeated="1022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571" calcext:value-type="float">
            <text:p>571</text:p>
          </table:table-cell>
          <table:table-cell table:number-columns-repeated="1022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259" calcext:value-type="float">
            <text:p>259</text:p>
          </table:table-cell>
          <table:table-cell table:number-columns-repeated="1022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371" calcext:value-type="float">
            <text:p>371</text:p>
          </table:table-cell>
          <table:table-cell table:number-columns-repeated="1022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9" calcext:value-type="float">
            <text:p>349</text:p>
          </table:table-cell>
          <table:table-cell table:number-columns-repeated="1022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76" calcext:value-type="float">
            <text:p>376</text:p>
          </table:table-cell>
          <table:table-cell table:number-columns-repeated="1022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412" calcext:value-type="float">
            <text:p>412</text:p>
          </table:table-cell>
          <table:table-cell table:number-columns-repeated="1022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405" calcext:value-type="float">
            <text:p>405</text:p>
          </table:table-cell>
          <table:table-cell table:number-columns-repeated="1022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394" calcext:value-type="float">
            <text:p>394</text:p>
          </table:table-cell>
          <table:table-cell table:number-columns-repeated="1022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409" calcext:value-type="float">
            <text:p>409</text:p>
          </table:table-cell>
          <table:table-cell table:number-columns-repeated="1022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402" calcext:value-type="float">
            <text:p>402</text:p>
          </table:table-cell>
          <table:table-cell table:number-columns-repeated="1022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96" calcext:value-type="float">
            <text:p>396</text:p>
          </table:table-cell>
          <table:table-cell table:number-columns-repeated="1022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370" calcext:value-type="float">
            <text:p>370</text:p>
          </table:table-cell>
          <table:table-cell table:number-columns-repeated="1022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331" calcext:value-type="float">
            <text:p>331</text:p>
          </table:table-cell>
          <table:table-cell table:number-columns-repeated="1022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312" calcext:value-type="float">
            <text:p>312</text:p>
          </table:table-cell>
          <table:table-cell table:number-columns-repeated="1022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281" calcext:value-type="float">
            <text:p>281</text:p>
          </table:table-cell>
          <table:table-cell table:number-columns-repeated="1022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1022"/>
        </table:table-row>
        <table:table-row table:style-name="ro2" table:number-rows-repeated="41">
          <table:table-cell table:number-columns-repeated="1024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7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Cu</text:p>
          </table:table-cell>
          <table:table-cell table:style-name="ce2" office:value-type="string" calcext:value-type="string">
            <text:p>Ag</text:p>
          </table:table-cell>
          <table:table-cell table:style-name="ce2"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otal Counts</text:p>
          </table:table-cell>
          <table:table-cell/>
          <table:table-cell table:style-name="ce2" office:value-type="string" calcext:value-type="string">
            <text:p>Cu ratio</text:p>
          </table:table-cell>
          <table:table-cell table:style-name="ce2" office:value-type="string" calcext:value-type="string">
            <text:p>Ag ratio</text:p>
          </table:table-cell>
          <table:table-cell table:style-name="ce2" office:value-type="string" calcext:value-type="string">
            <text:p>Au ratio</text:p>
          </table:table-cell>
          <table:table-cell table:number-columns-repeated="101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8393" calcext:value-type="float">
            <text:p>8393</text:p>
          </table:table-cell>
          <table:table-cell office:value-type="float" office:value="159388" calcext:value-type="float">
            <text:p>159388</text:p>
          </table:table-cell>
          <table:table-cell/>
          <table:table-cell table:formula="of:=[.A3]+[.B3]+[.C3]" office:value-type="string" office:string-value="169435" calcext:value-type="string">
            <text:p>169435</text:p>
          </table:table-cell>
          <table:table-cell/>
          <table:table-cell table:formula="of:=[.A3]/[.E3]" office:value-type="string" office:string-value="0.009761855579" calcext:value-type="string">
            <text:p>0.009761855579</text:p>
          </table:table-cell>
          <table:table-cell table:formula="of:=[.B3]/[.E3]" office:value-type="string" office:string-value="0.04953522" calcext:value-type="string">
            <text:p>0.04953522</text:p>
          </table:table-cell>
          <table:table-cell table:formula="of:=[.C3]/[.E3]" office:value-type="string" office:string-value="0.9407029244" calcext:value-type="string">
            <text:p>0.9407029244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 calcext:value-type="string">
            <text:p>N error</text:p>
          </table:table-cell>
          <table:table-cell/>
          <table:table-cell table:style-name="ce2" office:value-type="string" calcext:value-type="string">
            <text:p>Total error</text:p>
          </table:table-cell>
          <table:table-cell/>
          <table:table-cell table:number-columns-repeated="3" table:style-name="ce2" office:value-type="string" calcext:value-type="string">
            <text:p>as percentage</text:p>
          </table:table-cell>
          <table:table-cell table:number-columns-repeated="1015"/>
        </table:table-row>
        <table:table-row table:style-name="ro1">
          <table:table-cell table:style-name="ce2" office:value-type="float" office:value="40.6693988153255" calcext:value-type="float">
            <text:p>40.6693988153</text:p>
          </table:table-cell>
          <table:table-cell table:style-name="ce2" office:value-type="float" office:value="91.6133178091483" calcext:value-type="float">
            <text:p>91.6133178091</text:p>
          </table:table-cell>
          <table:table-cell table:style-name="ce2" office:value-type="float" office:value="399.234267066343" calcext:value-type="float">
            <text:p>399.2342670663</text:p>
          </table:table-cell>
          <table:table-cell/>
          <table:table-cell table:formula="of:=SQRT([.A5]^2+[.B5]^2+[.C5]^2)" office:value-type="string" office:string-value="411.6248292" calcext:value-type="string">
            <text:p>411.6248292</text:p>
          </table:table-cell>
          <table:table-cell/>
          <table:table-cell table:formula="of:=[.G3]*100" office:value-type="float" office:value="0.9761855579" calcext:value-type="float">
            <text:p>0.9761855579</text:p>
          </table:table-cell>
          <table:table-cell table:formula="of:=[.H3]*100" office:value-type="float" office:value="4.953522" calcext:value-type="float">
            <text:p>4.953522</text:p>
          </table:table-cell>
          <table:table-cell table:formula="of:=[.I3]*100" office:value-type="float" office:value="94.07029244" calcext:value-type="float">
            <text:p>94.07029244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 calcext:value-type="string">
            <text:p>Mean</text:p>
          </table:table-cell>
          <table:table-cell table:number-columns-repeated="1021"/>
        </table:table-row>
        <table:table-row table:style-name="ro1">
          <table:table-cell office:value-type="float" office:value="777.611245465538" calcext:value-type="float">
            <text:p>777.6112454655</text:p>
          </table:table-cell>
          <table:table-cell office:value-type="float" office:value="864.848921720481" calcext:value-type="float">
            <text:p>864.8489217205</text:p>
          </table:table-cell>
          <table:table-cell office:value-type="float" office:value="924.986165834316" calcext:value-type="float">
            <text:p>924.9861658343</text:p>
          </table:table-cell>
          <table:table-cell table:number-columns-repeated="3"/>
          <table:table-cell table:number-columns-repeated="3" table:style-name="ce2" office:value-type="string" calcext:value-type="string">
            <text:p>ratio error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 calcext:value-type="string">
            <text:p>Square mean</text:p>
          </table:table-cell>
          <table:table-cell table:number-columns-repeated="3"/>
          <table:table-cell table:formula="of:=[.G3]*SQRT(([.E5]/[.E3])^2+([.A5]/[.A3])^2)" office:value-type="string" office:string-value="0.0002411982242" calcext:value-type="string">
            <text:p>0.0002411982242</text:p>
          </table:table-cell>
          <table:table-cell table:formula="of:=[.H3]*SQRT(([.E5]/[.E3])^2+([.B5]/[.B3])^2)" office:value-type="string" office:string-value="0.0005539288605" calcext:value-type="string">
            <text:p>0.0005539288605</text:p>
          </table:table-cell>
          <table:table-cell table:formula="of:=[.I3]*SQRT(([.E5]/[.E3])^2+([.C5]/[.C3])^2)" office:value-type="string" office:string-value="0.003282496062" calcext:value-type="string">
            <text:p>0.003282496062</text:p>
          </table:table-cell>
          <table:table-cell table:number-columns-repeated="1015"/>
        </table:table-row>
        <table:table-row table:style-name="ro1">
          <table:table-cell table:style-name="ce2" office:value-type="float" office:value="604720.72853688" calcext:value-type="float">
            <text:p>604720.72853688</text:p>
          </table:table-cell>
          <table:table-cell table:style-name="ce2" office:value-type="float" office:value="748011.965804837" calcext:value-type="float">
            <text:p>748011.965804837</text:p>
          </table:table-cell>
          <table:table-cell table:style-name="ce2" office:value-type="float" office:value="855649.333732778" calcext:value-type="float">
            <text:p>855649.333732778</text:p>
          </table:table-cell>
          <table:table-cell table:number-columns-repeated="3"/>
          <table:table-cell table:style-name="ce2" office:value-type="string" calcext:value-type="string">
            <text:p>as percentage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string" calcext:value-type="string">
            <text:p>RMS</text:p>
          </table:table-cell>
          <table:table-cell table:number-columns-repeated="3"/>
          <table:table-cell table:formula="of:=[.G8]*100" office:value-type="float" office:value="0.02411982242" calcext:value-type="float">
            <text:p>0.0241198224</text:p>
          </table:table-cell>
          <table:table-cell table:formula="of:=[.H8]*100" office:value-type="float" office:value="0.05539288605" calcext:value-type="float">
            <text:p>0.0553928861</text:p>
          </table:table-cell>
          <table:table-cell table:formula="of:=[.I8]*100" office:value-type="float" office:value="0.3282496062" calcext:value-type="float">
            <text:p>0.3282496062</text:p>
          </table:table-cell>
          <table:table-cell table:number-columns-repeated="1015"/>
        </table:table-row>
        <table:table-row table:style-name="ro1">
          <table:table-cell office:value-type="float" office:value="6.44045514035925" calcext:value-type="float">
            <text:p>6.4404551404</text:p>
          </table:table-cell>
          <table:table-cell office:value-type="float" office:value="6.95042471782116" calcext:value-type="float">
            <text:p>6.9504247178</text:p>
          </table:table-cell>
          <table:table-cell office:value-type="float" office:value="7.06588620830391" calcext:value-type="float">
            <text:p>7.0658862083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string" calcext:value-type="string">
            <text:p>error on mean</text:p>
          </table:table-cell>
          <table:table-cell table:number-columns-repeated="1021"/>
        </table:table-row>
        <table:table-row table:style-name="ro1">
          <table:table-cell office:value-type="float" office:value="0.158361208376955" calcext:value-type="float">
            <text:p>0.1583612084</text:p>
          </table:table-cell>
          <table:table-cell office:value-type="float" office:value="0.0758669687337435" calcext:value-type="float">
            <text:p>0.0758669687</text:p>
          </table:table-cell>
          <table:table-cell office:value-type="float" office:value="0.0176985965163399" calcext:value-type="float">
            <text:p>0.017698596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ross-Sections</text:p>
          </table:table-cell>
          <table:table-cell table:number-columns-repeated="3"/>
          <table:table-cell table:style-name="ce2" office:value-type="string" calcext:value-type="string">
            <text:p>f_Ag/f_Au</text:p>
          </table:table-cell>
          <table:table-cell table:style-name="ce2" office:value-type="string" calcext:value-type="string">
            <text:p>f_Ag/f_Cu</text:p>
          </table:table-cell>
          <table:table-cell table:style-name="ce2" office:value-type="string" calcext:value-type="string">
            <text:p>f_Cu/f_Au</text:p>
          </table:table-cell>
          <table:table-cell table:style-name="ce2" office:value-type="string" calcext:value-type="string">
            <text:p>Note: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Gold Section</text:p>
          </table:table-cell>
          <table:table-cell table:number-columns-repeated="3"/>
          <table:table-cell table:formula="of:=[.B3]/[.C3]*[.A17]/[.A19]" office:value-type="string" office:string-value="0.1490516419" calcext:value-type="string">
            <text:p>0.1490516419</text:p>
          </table:table-cell>
          <table:table-cell table:formula="of:=[.B3]/[.A3]*[.A21]/[.A19]" office:value-type="string" office:string-value="1.922048449" calcext:value-type="string">
            <text:p>1.922048449</text:p>
          </table:table-cell>
          <table:table-cell table:formula="of:=([.C3]/[.A3]*[.A21]/[.A17])^(-1)" office:value-type="string" office:string-value="0.07754832716" calcext:value-type="string">
            <text:p>0.07754832716</text:p>
          </table:table-cell>
          <table:table-cell table:style-name="ce2" office:value-type="string" calcext:value-type="string">
            <text:p>f_Au+f_Ag+f_Cu=1</text:p>
          </table:table-cell>
          <table:table-cell table:number-columns-repeated="1016"/>
        </table:table-row>
        <table:table-row table:style-name="ro1">
          <table:table-cell table:style-name="ce6" table:formula="of:=1.296*(2*79/3)^2*(1/SIN((168*PI()/180)/2)^4-2*(4/197)^2)" office:value-type="string" office:string-value="3,671.71" calcext:value-type="string">
            <text:p>3,671.71</text:p>
          </table:table-cell>
          <table:table-cell table:number-columns-repeated="3"/>
          <table:table-cell table:number-columns-repeated="3" table:style-name="ce2"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ilver Section</text:p>
          </table:table-cell>
          <table:table-cell table:number-columns-repeated="3"/>
          <table:table-cell table:formula="of:=[.E16]*SQRT([.C5]^2/[.C3]^2+[.B5]^2/[.B3]^2)" office:value-type="string" office:string-value="0.001669251333" calcext:value-type="string">
            <text:p>0.001669251333</text:p>
          </table:table-cell>
          <table:table-cell table:formula="of:=[.F16]*SQRT([.B5]^2/[.B3]^2+[.A5]^2/[.A3]^2)" office:value-type="string" office:string-value="0.05170781277" calcext:value-type="string">
            <text:p>0.05170781277</text:p>
          </table:table-cell>
          <table:table-cell table:formula="of:=[.G16]*SQRT([.A5]^2/[.A3]^2+[.C5]^2/[.C3]^2)" office:value-type="string" office:string-value="0.001916666042" calcext:value-type="string">
            <text:p>0.001916666042</text:p>
          </table:table-cell>
          <table:table-cell table:number-columns-repeated="1017"/>
        </table:table-row>
        <table:table-row table:style-name="ro1">
          <table:table-cell table:style-name="ce7" table:formula="of:=1.296*(2*47/3)^2*(1/(SIN((168*PI()/180)/2)^4)-2*(4/108)^2)" office:value-type="string" office:string-value="1297.160307" calcext:value-type="string">
            <text:p>1297.160307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pper Section</text:p>
          </table:table-cell>
          <table:table-cell table:number-columns-repeated="5"/>
          <table:table-cell table:style-name="ce2"/>
          <table:table-cell table:number-columns-repeated="3"/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Error</text:p>
          </table:table-cell>
          <table:table-cell table:number-columns-repeated="1012"/>
        </table:table-row>
        <table:table-row table:style-name="ro1">
          <table:table-cell table:style-name="ce7" table:formula="of:=1.296*(2*29/3)^2*(1/(SIN((168*PI()/180)/2)^4)-2*(4/63.5)^2)" office:value-type="string" office:string-value="491.3333726" calcext:value-type="string">
            <text:p>491.3333726</text:p>
          </table:table-cell>
          <table:table-cell table:number-columns-repeated="5"/>
          <table:table-cell table:style-name="ce2" office:value-type="string" calcext:value-type="string">
            <text:p>Gold</text:p>
          </table:table-cell>
          <table:table-cell table:style-name="ce2" office:value-type="string" calcext:value-type="string">
            <text:p>Error</text:p>
          </table:table-cell>
          <table:table-cell/>
          <table:table-cell table:style-name="ce2" office:value-type="string" calcext:value-type="string">
            <text:p>Gold</text:p>
          </table:table-cell>
          <table:table-cell table:style-name="ce11" office:value-type="percentage" office:value="0.815261719561932" calcext:value-type="percentage">
            <text:p>81.53%</text:p>
          </table:table-cell>
          <table:table-cell table:style-name="ce12" office:value-type="percentage" office:value="0.0016893150592344" calcext:value-type="percentage">
            <text:p>0.17%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table:formula="of:=1/(1+[.E16]+[.G16])" office:value-type="string" office:string-value="81.53%" calcext:value-type="string">
            <text:p>81.53%</text:p>
          </table:table-cell>
          <table:table-cell table:style-name="ce12" table:formula="of:=SQRT(([.E18]/(1+[.E16]+[.G16])^2)^2+([.G18]/(1+[.E16]+[.G16])^2)^2)" office:value-type="string" office:string-value="0.17%" calcext:value-type="string">
            <text:p>0.17%</text:p>
          </table:table-cell>
          <table:table-cell/>
          <table:table-cell table:style-name="ce11" office:value-type="string" calcext:value-type="string">
            <text:p>Silver</text:p>
          </table:table-cell>
          <table:table-cell table:style-name="ce12" office:value-type="percentage" office:value="0.12151609788748" calcext:value-type="percentage">
            <text:p>12.15%</text:p>
          </table:table-cell>
          <table:table-cell table:style-name="ce12" office:value-type="percentage" office:value="0.00138397479706572" calcext:value-type="percentage">
            <text:p>0.14%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office:value-type="string" calcext:value-type="string">
            <text:p>Silver</text:p>
          </table:table-cell>
          <table:table-cell table:style-name="ce11"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Copper</text:p>
          </table:table-cell>
          <table:table-cell table:style-name="ce12" office:value-type="percentage" office:value="0.0632221825505876" calcext:value-type="percentage">
            <text:p>6.32%</text:p>
          </table:table-cell>
          <table:table-cell table:style-name="ce12" office:value-type="percentage" office:value="0.00184697132109248" calcext:value-type="percentage">
            <text:p>0.18%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2" table:formula="of:=[.G22]*[.E16]" office:value-type="string" office:string-value="12.15%" calcext:value-type="string">
            <text:p>12.15%</text:p>
          </table:table-cell>
          <table:table-cell table:style-name="ce12" table:formula="of:=[.G24]*SQRT([.H22]^2/[.G22]^2+[.E18]^2/[.E16]^2)" office:value-type="string" office:string-value="0.14%" calcext:value-type="string">
            <text:p>0.14%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Mean</text:p>
          </table:table-cell>
          <table:table-cell table:style-name="ce9" office:value-type="string" calcext:value-type="string">
            <text:p>Mean error</text:p>
          </table:table-cell>
          <table:table-cell table:style-name="ce5" office:value-type="string" calcext:value-type="string">
            <text:p>RMS</text:p>
          </table:table-cell>
          <table:table-cell table:style-name="ce5" office:value-type="string" calcext:value-type="string">
            <text:p>Counts</text:p>
          </table:table-cell>
          <table:table-cell table:style-name="ce5" office:value-type="string" calcext:value-type="string">
            <text:p>Error on Counts</text:p>
          </table:table-cell>
          <table:table-cell table:style-name="ce11" office:value-type="string" calcext:value-type="string">
            <text:p>Copper</text:p>
          </table:table-cell>
          <table:table-cell table:style-name="ce11" office:value-type="string" calcext:value-type="string">
            <text:p>Erro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u Peak</text:p>
          </table:table-cell>
          <table:table-cell table:style-name="ce8" office:value-type="float" office:value="777.611245465538" calcext:value-type="float">
            <text:p>777.611</text:p>
          </table:table-cell>
          <table:table-cell table:style-name="ce8" office:value-type="float" office:value="0.158361208376955" calcext:value-type="float">
            <text:p>0.158</text:p>
          </table:table-cell>
          <table:table-cell table:style-name="ce8" office:value-type="float" office:value="6.44045514035925" calcext:value-type="float">
            <text:p>6.440</text:p>
          </table:table-cell>
          <table:table-cell office:value-type="float" office:value="1654" calcext:value-type="float">
            <text:p>1654</text:p>
          </table:table-cell>
          <table:table-cell table:style-name="ce10" office:value-type="float" office:value="40.6693988153255" calcext:value-type="float">
            <text:p>41</text:p>
          </table:table-cell>
          <table:table-cell table:style-name="ce13" table:formula="of:=[.G24]/[.F16]" office:value-type="string" office:string-value="6.322%" calcext:value-type="string">
            <text:p>6.322%</text:p>
          </table:table-cell>
          <table:table-cell table:style-name="ce13" table:formula="of:=[.G26]*SQRT([.H24]^2/[.G24]^2+[.F18]^2/[.F16]^2)" office:value-type="string" office:string-value="0.185%" calcext:value-type="string">
            <text:p>0.185%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g Peak</text:p>
          </table:table-cell>
          <table:table-cell table:style-name="ce8" office:value-type="float" office:value="864.848921720481" calcext:value-type="float">
            <text:p>864.849</text:p>
          </table:table-cell>
          <table:table-cell table:style-name="ce8" office:value-type="float" office:value="0.0758669687337435" calcext:value-type="float">
            <text:p>0.076</text:p>
          </table:table-cell>
          <table:table-cell table:style-name="ce8" office:value-type="float" office:value="6.95042471782116" calcext:value-type="float">
            <text:p>6.950</text:p>
          </table:table-cell>
          <table:table-cell office:value-type="float" office:value="8393" calcext:value-type="float">
            <text:p>8393</text:p>
          </table:table-cell>
          <table:table-cell table:style-name="ce10" office:value-type="float" office:value="91.6133178091483" calcext:value-type="float">
            <text:p>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u Peak</text:p>
          </table:table-cell>
          <table:table-cell table:style-name="ce8" office:value-type="float" office:value="924.986165834316" calcext:value-type="float">
            <text:p>924.986</text:p>
          </table:table-cell>
          <table:table-cell table:style-name="ce8" office:value-type="float" office:value="0.0176985965163399" calcext:value-type="float">
            <text:p>0.018</text:p>
          </table:table-cell>
          <table:table-cell table:style-name="ce8" office:value-type="float" office:value="7.06588620830391" calcext:value-type="float">
            <text:p>7.066</text:p>
          </table:table-cell>
          <table:table-cell office:value-type="float" office:value="159388" calcext:value-type="float">
            <text:p>159388</text:p>
          </table:table-cell>
          <table:table-cell table:style-name="ce10" office:value-type="float" office:value="399.234267066343" calcext:value-type="float">
            <text:p>399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percentage-style style:name="N126">
      <number:number number:decimal-places="3" loext:min-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25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line" chart:style-name="ch1">
        <chart:legend chart:legend-position="end" svg:x="16.012cm" svg:y="4.609cm" style:legend-expansion="high" chart:style-name="ch2"/>
        <chart:plot-area chart:style-name="ch3" table:cell-range-address="Sheet1.A1:Sheet1.B1024" chart:data-source-has-labels="column" svg:x="0.377cm" svg:y="0.196cm" svg:width="15.258cm" svg:height="9.424cm">
          <chartooo:coordinate-region svg:x="1.475cm" svg:y="0.196cm" svg:width="14.16cm" svg:height="8.095cm"/>
          <chart:axis chart:dimension="x" chart:name="primary-x" chart:style-name="ch4" chartooo:axis-type="text">
            <chart:categories table:cell-range-address="Sheet1.A1:Sheet1.A10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24" chart:class="chart:line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024</svg:desc>
                </draw:g>
              </table:table-cell>
              <table:table-cell office:value-type="float" office:value="0">
                <text:p>0</text:p>
                <draw:g>
                  <svg:desc>Sheet1.B1:Sheet1.B10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